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53d" officeooo:paragraph-rsid="0009e53d"/>
    </style:style>
    <style:style style:name="P2" style:family="paragraph" style:parent-style-name="Standard">
      <style:text-properties fo:font-weight="bold" officeooo:rsid="0009e53d" officeooo:paragraph-rsid="0009e53d" style:font-weight-asian="bold" style:font-weight-complex="bold"/>
    </style:style>
    <style:style style:name="P3" style:family="paragraph" style:parent-style-name="Standard">
      <style:text-properties officeooo:rsid="0009e53d" officeooo:paragraph-rsid="0009e53d" fo:background-color="#ffff00"/>
    </style:style>
    <style:style style:name="P4" style:family="paragraph" style:parent-style-name="Standard">
      <style:text-properties officeooo:rsid="0009e53d" officeooo:paragraph-rsid="0009e53d" fo:background-color="transparent"/>
    </style:style>
    <style:style style:name="P5" style:family="paragraph" style:parent-style-name="Standard">
      <style:text-properties officeooo:rsid="0009e53d" officeooo:paragraph-rsid="0009e53d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r Topology</text:p>
      <text:p text:style-name="P1"/>
      <text:p text:style-name="P1">/* -*- Mode:C++; c-file-style:"gnu"; indent-tabs-mode:nil; -*- */</text:p>
      <text:p text:style-name="P1">/*</text:p>
      <text:p text:style-name="P1"><text:s/>* This program is free software; you can redistribute it and/or modify</text:p>
      <text:p text:style-name="P1"><text:s/>* it under the terms of the GNU General Public License version 2 as</text:p>
      <text:p text:style-name="P1"><text:s/>* published by the Free Software Foundation;</text:p>
      <text:p text:style-name="P1"><text:s/>*</text:p>
      <text:p text:style-name="P1"><text:s/>* This program is distributed in the hope that it will be useful,</text:p>
      <text:p text:style-name="P1"><text:s/>* but WITHOUT ANY WARRANTY; without even the implied warranty of</text:p>
      <text:p text:style-name="P1"><text:s/>* MERCHANTABILITY or FITNESS FOR A PARTICULAR PURPOSE. <text:s/>See the</text:p>
      <text:p text:style-name="P1"><text:s/>* GNU General Public License for more details.</text:p>
      <text:p text:style-name="P1"><text:s/>*</text:p>
      <text:p text:style-name="P1"><text:s/>* You should have received a copy of the GNU General Public License</text:p>
      <text:p text:style-name="P1"><text:s/>* along with this program; if not, write to the Free Software</text:p>
      <text:p text:style-name="P1"><text:s/>* Foundation, Inc., 59 Temple Place, Suite 330, Boston, MA <text:s/>02111-1307 <text:s/>USA</text:p>
      <text:p text:style-name="P1"><text:s/>*</text:p>
      <text:p text:style-name="P1"><text:s/>*/</text:p>
      <text:p text:style-name="P1"/>
      <text:p text:style-name="P1">#include "ns3/core-module.h"</text:p>
      <text:p text:style-name="P1">#include "ns3/network-module.h"</text:p>
      <text:p text:style-name="P1">#include "ns3/netanim-module.h"</text:p>
      <text:p text:style-name="P1">#include "ns3/internet-module.h"</text:p>
      <text:p text:style-name="P4">#include "ns3/point-to-point-module.h"</text:p>
      <text:p text:style-name="P4">#include "ns3/applications-module.h"</text:p>
      <text:p text:style-name="P4">#include "ns3/point-to-point-layout-module.h"</text:p>
      <text:p text:style-name="P3"/>
      <text:p text:style-name="P3">#include "ns3/netanim-module.h"</text:p>
      <text:p text:style-name="P3">#include "ns3/mobility-module.h"</text:p>
      <text:p text:style-name="P3"/>
      <text:p text:style-name="P1"/>
      <text:p text:style-name="P1">// Network topology (default)</text:p>
      <text:p text:style-name="P1">//</text:p>
      <text:p text:style-name="P1">// <text:s text:c="7"/>n2 n3 n4 <text:s text:c="13"/>.</text:p>
      <text:p text:style-name="P1">// <text:s text:c="8"/>\ | / <text:s text:c="15"/>.</text:p>
      <text:p text:style-name="P1">// <text:s text:c="9"/>\|/ <text:s text:c="16"/>.</text:p>
      <text:p text:style-name="P1">// <text:s text:c="4"/>n1--- n0---n5 <text:s text:c="11"/>.</text:p>
      <text:p text:style-name="P1">// <text:s text:c="9"/>/|\ <text:s text:c="16"/>.</text:p>
      <text:p text:style-name="P1">// <text:s text:c="8"/>/ | \ <text:s text:c="15"/>.</text:p>
      <text:p text:style-name="P1">// <text:s text:c="7"/>n8 n7 n6 <text:s text:c="13"/>.</text:p>
      <text:p text:style-name="P1">//</text:p>
      <text:p text:style-name="P1"/>
      <text:p text:style-name="P1"/>
      <text:p text:style-name="P1">using namespace ns3;</text:p>
      <text:p text:style-name="P1"/>
      <text:p text:style-name="P1">NS_LOG_COMPONENT_DEFINE ("Star");</text:p>
      <text:p text:style-name="P1"/>
      <text:p text:style-name="P1">int </text:p>
      <text:p text:style-name="P1">main (int argc, char *argv[])</text:p>
      <text:p text:style-name="P1">{</text:p>
      <text:p text:style-name="P1"/>
      <text:p text:style-name="P5">NodeContainer nodes;</text:p>
      <text:p text:style-name="P5"><text:soft-page-break/>nodes.Create(9);</text:p>
      <text:p text:style-name="P5"/>
      <text:p text:style-name="P1"><text:s text:c="2"/>//</text:p>
      <text:p text:style-name="P1"><text:s text:c="2"/>// Set up some default values for the simulation.</text:p>
      <text:p text:style-name="P1"><text:s text:c="2"/>//</text:p>
      <text:p text:style-name="P1"><text:s text:c="2"/>Config::SetDefault ("ns3::OnOffApplication::PacketSize", UintegerValue (137));</text:p>
      <text:p text:style-name="P1"/>
      <text:p text:style-name="P1"><text:s text:c="2"/>// ??? try and stick 15kb/s into the data rate</text:p>
      <text:p text:style-name="P1"><text:s text:c="2"/>Config::SetDefault ("ns3::OnOffApplication::DataRate", StringValue ("14kb/s"));</text:p>
      <text:p text:style-name="P1"/>
      <text:p text:style-name="P1"><text:s text:c="2"/>//</text:p>
      <text:p text:style-name="P1"><text:s text:c="2"/>// Default number of nodes in the star. <text:s/>Overridable by command line argument.</text:p>
      <text:p text:style-name="P1"><text:s text:c="2"/>//</text:p>
      <text:p text:style-name="P1"><text:s text:c="2"/>uint32_t nSpokes = 8;</text:p>
      <text:p text:style-name="P1"/>
      <text:p text:style-name="P1"><text:s text:c="2"/>CommandLine cmd (__FILE__);</text:p>
      <text:p text:style-name="P1"><text:s text:c="2"/>cmd.AddValue ("nSpokes", "Number of nodes to place in the star", nSpokes);</text:p>
      <text:p text:style-name="P1"><text:s text:c="2"/>cmd.Parse (argc, argv);</text:p>
      <text:p text:style-name="P1"/>
      <text:p text:style-name="P1"><text:s text:c="2"/>NS_LOG_INFO ("Build star topology.");</text:p>
      <text:p text:style-name="P1"><text:s text:c="2"/>PointToPointHelper pointToPoint;</text:p>
      <text:p text:style-name="P1"><text:s text:c="2"/>pointToPoint.SetDeviceAttribute ("DataRate", StringValue ("5Mbps"));</text:p>
      <text:p text:style-name="P1"><text:s text:c="2"/>pointToPoint.SetChannelAttribute ("Delay", StringValue ("2ms"));</text:p>
      <text:p text:style-name="P1"><text:s text:c="2"/>PointToPointStarHelper star (nSpokes, pointToPoint);</text:p>
      <text:p text:style-name="P1"/>
      <text:p text:style-name="P1"><text:s text:c="2"/>NS_LOG_INFO ("Install internet stack on all nodes.");</text:p>
      <text:p text:style-name="P1"><text:s text:c="2"/>InternetStackHelper internet;</text:p>
      <text:p text:style-name="P1"><text:s text:c="2"/>star.InstallStack (internet);</text:p>
      <text:p text:style-name="P1"/>
      <text:p text:style-name="P1"><text:s text:c="2"/>NS_LOG_INFO ("Assign IP Addresses.");</text:p>
      <text:p text:style-name="P1"><text:s text:c="2"/>star.AssignIpv4Addresses (Ipv4AddressHelper ("10.1.1.0", "255.255.255.0"));</text:p>
      <text:p text:style-name="P1"/>
      <text:p text:style-name="P1"><text:s text:c="2"/>NS_LOG_INFO ("Create applications.");</text:p>
      <text:p text:style-name="P1"><text:s text:c="2"/>//</text:p>
      <text:p text:style-name="P1"><text:s text:c="2"/>// Create a packet sink on the star "hub" to receive packets.</text:p>
      <text:p text:style-name="P1"><text:s text:c="2"/>// </text:p>
      <text:p text:style-name="P1"><text:s text:c="2"/>uint16_t port = 50000;</text:p>
      <text:p text:style-name="P1"><text:s text:c="2"/>Address hubLocalAddress (InetSocketAddress (Ipv4Address::GetAny (), port));</text:p>
      <text:p text:style-name="P1"><text:s text:c="2"/>PacketSinkHelper packetSinkHelper ("ns3::TcpSocketFactory", hubLocalAddress);</text:p>
      <text:p text:style-name="P1"><text:s text:c="2"/>ApplicationContainer hubApp = packetSinkHelper.Install (star.GetHub ());</text:p>
      <text:p text:style-name="P1"><text:s text:c="2"/>hubApp.Start (Seconds (1.0));</text:p>
      <text:p text:style-name="P1"><text:s text:c="2"/>hubApp.Stop (Seconds (10.0));</text:p>
      <text:p text:style-name="P1"/>
      <text:p text:style-name="P1"><text:s text:c="2"/>//</text:p>
      <text:p text:style-name="P1"><text:s text:c="2"/>// Create OnOff applications to send TCP to the hub, one on each spoke node.</text:p>
      <text:p text:style-name="P1"><text:s text:c="2"/>//</text:p>
      <text:p text:style-name="P1"><text:s text:c="2"/>OnOffHelper onOffHelper ("ns3::TcpSocketFactory", Address ());</text:p>
      <text:p text:style-name="P1"><text:s text:c="2"/>onOffHelper.SetAttribute ("OnTime", StringValue ("ns3::ConstantRandomVariable[Constant=1]"));</text:p>
      <text:p text:style-name="P1"><text:s text:c="2"/>onOffHelper.SetAttribute ("OffTime", StringValue ("ns3::ConstantRandomVariable[Constant=0]"));</text:p>
      <text:p text:style-name="P1"/>
      <text:p text:style-name="P1"><text:soft-page-break/><text:s text:c="2"/>ApplicationContainer spokeApps;</text:p>
      <text:p text:style-name="P1"/>
      <text:p text:style-name="P1"><text:s text:c="2"/>for (uint32_t i = 0; i &lt; star.SpokeCount (); ++i)</text:p>
      <text:p text:style-name="P1"><text:s text:c="4"/>{</text:p>
      <text:p text:style-name="P1"><text:s text:c="6"/>AddressValue remoteAddress (InetSocketAddress (star.GetHubIpv4Address (i), port));</text:p>
      <text:p text:style-name="P1"><text:s text:c="6"/>onOffHelper.SetAttribute ("Remote", remoteAddress);</text:p>
      <text:p text:style-name="P1"><text:s text:c="6"/>spokeApps.Add (onOffHelper.Install (star.GetSpokeNode (i)));</text:p>
      <text:p text:style-name="P1"><text:s text:c="4"/>}</text:p>
      <text:p text:style-name="P1"><text:s text:c="2"/>spokeApps.Start (Seconds (1.0));</text:p>
      <text:p text:style-name="P1"><text:s text:c="2"/>spokeApps.Stop (Seconds (10.0));</text:p>
      <text:p text:style-name="P1"/>
      <text:p text:style-name="P1"><text:s text:c="2"/>NS_LOG_INFO ("Enable static global routing.");</text:p>
      <text:p text:style-name="P1"><text:s text:c="2"/>//</text:p>
      <text:p text:style-name="P1"><text:s text:c="2"/>// Turn on global static routing so we can actually be routed across the star.</text:p>
      <text:p text:style-name="P1"><text:s text:c="2"/>//</text:p>
      <text:p text:style-name="P1"><text:s text:c="2"/>Ipv4GlobalRoutingHelper::PopulateRoutingTables ();</text:p>
      <text:p text:style-name="P1"/>
      <text:p text:style-name="P1"><text:s text:c="2"/>NS_LOG_INFO ("Enable pcap tracing.");</text:p>
      <text:p text:style-name="P1"><text:s text:c="2"/>//</text:p>
      <text:p text:style-name="P1"><text:s text:c="2"/>// Do pcap tracing on all point-to-point devices on all nodes.</text:p>
      <text:p text:style-name="P1"><text:s text:c="2"/>//</text:p>
      <text:p text:style-name="P1"><text:s text:c="2"/></text:p>
      <text:p text:style-name="P1"><text:span text:style-name="T2">MobilityHelper mobility;</text:span></text:p>
      <text:p text:style-name="P5">mobility.SetMobilityModel("ns3::ConstantPositionMobilityModel");</text:p>
      <text:p text:style-name="P5">mobility.Install(nodes);</text:p>
      <text:p text:style-name="P5">AnimationInterface anim("star.xml");</text:p>
      <text:p text:style-name="P5">AnimationInterface::SetConstantPosition(nodes.Get(0),10,2);</text:p>
      <text:p text:style-name="P5">AnimationInterface::SetConstantPosition(nodes.Get(1),11,5);</text:p>
      <text:p text:style-name="P5">AnimationInterface::SetConstantPosition(nodes.Get(2),15,2);</text:p>
      <text:p text:style-name="P5">AnimationInterface::SetConstantPosition(nodes.Get(3),19,7);</text:p>
      <text:p text:style-name="P5">anim.EnablePacketMetadata(true);</text:p>
      <text:p text:style-name="P4">pointToPoint.EnablePcapAll("star");</text:p>
      <text:p text:style-name="P5"/>
      <text:p text:style-name="P1"><text:s text:c="2"/>NS_LOG_INFO ("Run Simulation.");</text:p>
      <text:p text:style-name="P1"><text:s text:c="2"/>Simulator::Run ();</text:p>
      <text:p text:style-name="P1"><text:s text:c="2"/>Simulator::Destroy ();</text:p>
      <text:p text:style-name="P1"><text:s text:c="2"/>NS_LOG_INFO ("Done.");</text:p>
      <text:p text:style-name="P1"/>
      <text:p text:style-name="P1"><text:s text:c="2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6:37:41.002588652</meta:creation-date>
    <dc:date>2023-06-20T11:13:52.148601616</dc:date>
    <meta:editing-duration>PT10M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117" meta:word-count="469" meta:character-count="4424" meta:non-whitespace-character-count="3759"/>
  </office:meta>
</office:document-meta>
</file>